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Kombatwar@magicbroccoli.de</text:p>
      <text:p text:style-name="Text_20_body">Kom12345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1:59:10.567976239</meta:creation-date>
    <dc:date>2024-10-30T11:59:14.249564025</dc:date>
    <meta:editing-duration>PT5S</meta:editing-duration>
    <meta:editing-cycles>1</meta:editing-cycles>
    <meta:document-statistic meta:table-count="0" meta:image-count="0" meta:object-count="0" meta:page-count="1" meta:paragraph-count="2" meta:word-count="2" meta:character-count="34" meta:non-whitespace-character-count="34"/>
    <meta:generator>LibreOffice/24.2.6.2$Linux_X86_64 LibreOffice_project/420$Build-2</meta:generator>
  </office:meta>
</office:document-meta>
</file>